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_r</text:p>
          </table:table-cell>
          <table:table-cell office:value-type="string" calcext:value-type="string">
            <text:p>p_w</text:p>
          </table:table-cell>
          <table:table-cell office:value-type="string" calcext:value-type="string">
            <text:p>runn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figura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62574" calcext:value-type="float">
            <text:p>0.00262574</text:p>
          </table:table-cell>
          <table:table-cell table:formula="of:=IF(OR([.A2]=0;[.B2]=0);&quot;sequential&quot;;COM.MICROSOFT.CONCAT(&quot;p_r=&quot;;[.A2];&quot;,p_w=&quot;;[.B2]))" office:value-type="string" office:string-value="sequential" calcext:value-type="string">
            <text:p>sequent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4835" calcext:value-type="float">
            <text:p>0.0024835</text:p>
          </table:table-cell>
          <table:table-cell table:formula="of:=IF(OR([.A3]=0;[.B3]=0);&quot;sequential&quot;;COM.MICROSOFT.CONCAT(&quot;p_r=&quot;;[.A3];&quot;,p_w=&quot;;[.B3]))" office:value-type="string" office:string-value="sequential" calcext:value-type="string">
            <text:p>sequent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45371" calcext:value-type="float">
            <text:p>0.00245371</text:p>
          </table:table-cell>
          <table:table-cell table:formula="of:=IF(OR([.A4]=0;[.B4]=0);&quot;sequential&quot;;COM.MICROSOFT.CONCAT(&quot;p_r=&quot;;[.A4];&quot;,p_w=&quot;;[.B4]))" office:value-type="string" office:string-value="sequential" calcext:value-type="string">
            <text:p>sequent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44137" calcext:value-type="float">
            <text:p>0.00244137</text:p>
          </table:table-cell>
          <table:table-cell table:formula="of:=IF(OR([.A5]=0;[.B5]=0);&quot;sequential&quot;;COM.MICROSOFT.CONCAT(&quot;p_r=&quot;;[.A5];&quot;,p_w=&quot;;[.B5]))" office:value-type="string" office:string-value="sequential" calcext:value-type="string">
            <text:p>sequent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46624" calcext:value-type="float">
            <text:p>0.00246624</text:p>
          </table:table-cell>
          <table:table-cell table:formula="of:=IF(OR([.A6]=0;[.B6]=0);&quot;sequential&quot;;COM.MICROSOFT.CONCAT(&quot;p_r=&quot;;[.A6];&quot;,p_w=&quot;;[.B6]))" office:value-type="string" office:string-value="sequential" calcext:value-type="string">
            <text:p>sequent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46814" calcext:value-type="float">
            <text:p>0.00246814</text:p>
          </table:table-cell>
          <table:table-cell table:formula="of:=IF(OR([.A7]=0;[.B7]=0);&quot;sequential&quot;;COM.MICROSOFT.CONCAT(&quot;p_r=&quot;;[.A7];&quot;,p_w=&quot;;[.B7]))" office:value-type="string" office:string-value="sequential" calcext:value-type="string">
            <text:p>sequent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42489" calcext:value-type="float">
            <text:p>0.00242489</text:p>
          </table:table-cell>
          <table:table-cell table:formula="of:=IF(OR([.A8]=0;[.B8]=0);&quot;sequential&quot;;COM.MICROSOFT.CONCAT(&quot;p_r=&quot;;[.A8];&quot;,p_w=&quot;;[.B8]))" office:value-type="string" office:string-value="sequential" calcext:value-type="string">
            <text:p>sequent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42212" calcext:value-type="float">
            <text:p>0.00242212</text:p>
          </table:table-cell>
          <table:table-cell table:formula="of:=IF(OR([.A9]=0;[.B9]=0);&quot;sequential&quot;;COM.MICROSOFT.CONCAT(&quot;p_r=&quot;;[.A9];&quot;,p_w=&quot;;[.B9]))" office:value-type="string" office:string-value="sequential" calcext:value-type="string">
            <text:p>sequent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44599" calcext:value-type="float">
            <text:p>0.00244599</text:p>
          </table:table-cell>
          <table:table-cell table:formula="of:=IF(OR([.A10]=0;[.B10]=0);&quot;sequential&quot;;COM.MICROSOFT.CONCAT(&quot;p_r=&quot;;[.A10];&quot;,p_w=&quot;;[.B10]))" office:value-type="string" office:string-value="sequential" calcext:value-type="string">
            <text:p>sequenti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41589" calcext:value-type="float">
            <text:p>0.00241589</text:p>
          </table:table-cell>
          <table:table-cell table:formula="of:=IF(OR([.A11]=0;[.B11]=0);&quot;sequential&quot;;COM.MICROSOFT.CONCAT(&quot;p_r=&quot;;[.A11];&quot;,p_w=&quot;;[.B11]))" office:value-type="string" office:string-value="sequential" calcext:value-type="string">
            <text:p>sequent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58918" calcext:value-type="float">
            <text:p>0.0158918</text:p>
          </table:table-cell>
          <table:table-cell table:formula="of:=IF(OR([.A12]=0;[.B12]=0);&quot;sequential&quot;;COM.MICROSOFT.CONCAT(&quot;p_r=&quot;;[.A12];&quot;,p_w=&quot;;[.B12]))" office:value-type="string" office:string-value="p_r=4,p_w=2" calcext:value-type="string">
            <text:p>p_r=4,p_w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46308" calcext:value-type="float">
            <text:p>0.0146308</text:p>
          </table:table-cell>
          <table:table-cell table:formula="of:=IF(OR([.A13]=0;[.B13]=0);&quot;sequential&quot;;COM.MICROSOFT.CONCAT(&quot;p_r=&quot;;[.A13];&quot;,p_w=&quot;;[.B13]))" office:value-type="string" office:string-value="p_r=4,p_w=2" calcext:value-type="string">
            <text:p>p_r=4,p_w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52964" calcext:value-type="float">
            <text:p>0.0152964</text:p>
          </table:table-cell>
          <table:table-cell table:formula="of:=IF(OR([.A14]=0;[.B14]=0);&quot;sequential&quot;;COM.MICROSOFT.CONCAT(&quot;p_r=&quot;;[.A14];&quot;,p_w=&quot;;[.B14]))" office:value-type="string" office:string-value="p_r=4,p_w=2" calcext:value-type="string">
            <text:p>p_r=4,p_w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47274" calcext:value-type="float">
            <text:p>0.0147274</text:p>
          </table:table-cell>
          <table:table-cell table:formula="of:=IF(OR([.A15]=0;[.B15]=0);&quot;sequential&quot;;COM.MICROSOFT.CONCAT(&quot;p_r=&quot;;[.A15];&quot;,p_w=&quot;;[.B15]))" office:value-type="string" office:string-value="p_r=4,p_w=2" calcext:value-type="string">
            <text:p>p_r=4,p_w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47187" calcext:value-type="float">
            <text:p>0.0147187</text:p>
          </table:table-cell>
          <table:table-cell table:formula="of:=IF(OR([.A16]=0;[.B16]=0);&quot;sequential&quot;;COM.MICROSOFT.CONCAT(&quot;p_r=&quot;;[.A16];&quot;,p_w=&quot;;[.B16]))" office:value-type="string" office:string-value="p_r=4,p_w=2" calcext:value-type="string">
            <text:p>p_r=4,p_w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54487" calcext:value-type="float">
            <text:p>0.0154487</text:p>
          </table:table-cell>
          <table:table-cell table:formula="of:=IF(OR([.A17]=0;[.B17]=0);&quot;sequential&quot;;COM.MICROSOFT.CONCAT(&quot;p_r=&quot;;[.A17];&quot;,p_w=&quot;;[.B17]))" office:value-type="string" office:string-value="p_r=4,p_w=2" calcext:value-type="string">
            <text:p>p_r=4,p_w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49208" calcext:value-type="float">
            <text:p>0.0149208</text:p>
          </table:table-cell>
          <table:table-cell table:formula="of:=IF(OR([.A18]=0;[.B18]=0);&quot;sequential&quot;;COM.MICROSOFT.CONCAT(&quot;p_r=&quot;;[.A18];&quot;,p_w=&quot;;[.B18]))" office:value-type="string" office:string-value="p_r=4,p_w=2" calcext:value-type="string">
            <text:p>p_r=4,p_w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46235" calcext:value-type="float">
            <text:p>0.0146235</text:p>
          </table:table-cell>
          <table:table-cell table:formula="of:=IF(OR([.A19]=0;[.B19]=0);&quot;sequential&quot;;COM.MICROSOFT.CONCAT(&quot;p_r=&quot;;[.A19];&quot;,p_w=&quot;;[.B19]))" office:value-type="string" office:string-value="p_r=4,p_w=2" calcext:value-type="string">
            <text:p>p_r=4,p_w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48321" calcext:value-type="float">
            <text:p>0.0148321</text:p>
          </table:table-cell>
          <table:table-cell table:formula="of:=IF(OR([.A20]=0;[.B20]=0);&quot;sequential&quot;;COM.MICROSOFT.CONCAT(&quot;p_r=&quot;;[.A20];&quot;,p_w=&quot;;[.B20]))" office:value-type="string" office:string-value="p_r=4,p_w=2" calcext:value-type="string">
            <text:p>p_r=4,p_w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50147" calcext:value-type="float">
            <text:p>0.0150147</text:p>
          </table:table-cell>
          <table:table-cell table:formula="of:=IF(OR([.A21]=0;[.B21]=0);&quot;sequential&quot;;COM.MICROSOFT.CONCAT(&quot;p_r=&quot;;[.A21];&quot;,p_w=&quot;;[.B21]))" office:value-type="string" office:string-value="p_r=4,p_w=2" calcext:value-type="string">
            <text:p>p_r=4,p_w=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32542" calcext:value-type="float">
            <text:p>0.0132542</text:p>
          </table:table-cell>
          <table:table-cell table:formula="of:=IF(OR([.A22]=0;[.B22]=0);&quot;sequential&quot;;COM.MICROSOFT.CONCAT(&quot;p_r=&quot;;[.A22];&quot;,p_w=&quot;;[.B22]))" office:value-type="string" office:string-value="p_r=4,p_w=4" calcext:value-type="string">
            <text:p>p_r=4,p_w=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31075" calcext:value-type="float">
            <text:p>0.0131075</text:p>
          </table:table-cell>
          <table:table-cell table:formula="of:=IF(OR([.A23]=0;[.B23]=0);&quot;sequential&quot;;COM.MICROSOFT.CONCAT(&quot;p_r=&quot;;[.A23];&quot;,p_w=&quot;;[.B23]))" office:value-type="string" office:string-value="p_r=4,p_w=4" calcext:value-type="string">
            <text:p>p_r=4,p_w=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25733" calcext:value-type="float">
            <text:p>0.0125733</text:p>
          </table:table-cell>
          <table:table-cell table:formula="of:=IF(OR([.A24]=0;[.B24]=0);&quot;sequential&quot;;COM.MICROSOFT.CONCAT(&quot;p_r=&quot;;[.A24];&quot;,p_w=&quot;;[.B24]))" office:value-type="string" office:string-value="p_r=4,p_w=4" calcext:value-type="string">
            <text:p>p_r=4,p_w=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23957" calcext:value-type="float">
            <text:p>0.0123957</text:p>
          </table:table-cell>
          <table:table-cell table:formula="of:=IF(OR([.A25]=0;[.B25]=0);&quot;sequential&quot;;COM.MICROSOFT.CONCAT(&quot;p_r=&quot;;[.A25];&quot;,p_w=&quot;;[.B25]))" office:value-type="string" office:string-value="p_r=4,p_w=4" calcext:value-type="string">
            <text:p>p_r=4,p_w=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29909" calcext:value-type="float">
            <text:p>0.0129909</text:p>
          </table:table-cell>
          <table:table-cell table:formula="of:=IF(OR([.A26]=0;[.B26]=0);&quot;sequential&quot;;COM.MICROSOFT.CONCAT(&quot;p_r=&quot;;[.A26];&quot;,p_w=&quot;;[.B26]))" office:value-type="string" office:string-value="p_r=4,p_w=4" calcext:value-type="string">
            <text:p>p_r=4,p_w=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26039" calcext:value-type="float">
            <text:p>0.0126039</text:p>
          </table:table-cell>
          <table:table-cell table:formula="of:=IF(OR([.A27]=0;[.B27]=0);&quot;sequential&quot;;COM.MICROSOFT.CONCAT(&quot;p_r=&quot;;[.A27];&quot;,p_w=&quot;;[.B27]))" office:value-type="string" office:string-value="p_r=4,p_w=4" calcext:value-type="string">
            <text:p>p_r=4,p_w=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29034" calcext:value-type="float">
            <text:p>0.0129034</text:p>
          </table:table-cell>
          <table:table-cell table:formula="of:=IF(OR([.A28]=0;[.B28]=0);&quot;sequential&quot;;COM.MICROSOFT.CONCAT(&quot;p_r=&quot;;[.A28];&quot;,p_w=&quot;;[.B28]))" office:value-type="string" office:string-value="p_r=4,p_w=4" calcext:value-type="string">
            <text:p>p_r=4,p_w=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2789" calcext:value-type="float">
            <text:p>0.012789</text:p>
          </table:table-cell>
          <table:table-cell table:formula="of:=IF(OR([.A29]=0;[.B29]=0);&quot;sequential&quot;;COM.MICROSOFT.CONCAT(&quot;p_r=&quot;;[.A29];&quot;,p_w=&quot;;[.B29]))" office:value-type="string" office:string-value="p_r=4,p_w=4" calcext:value-type="string">
            <text:p>p_r=4,p_w=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26263" calcext:value-type="float">
            <text:p>0.0126263</text:p>
          </table:table-cell>
          <table:table-cell table:formula="of:=IF(OR([.A30]=0;[.B30]=0);&quot;sequential&quot;;COM.MICROSOFT.CONCAT(&quot;p_r=&quot;;[.A30];&quot;,p_w=&quot;;[.B30]))" office:value-type="string" office:string-value="p_r=4,p_w=4" calcext:value-type="string">
            <text:p>p_r=4,p_w=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30722" calcext:value-type="float">
            <text:p>0.0130722</text:p>
          </table:table-cell>
          <table:table-cell table:formula="of:=IF(OR([.A31]=0;[.B31]=0);&quot;sequential&quot;;COM.MICROSOFT.CONCAT(&quot;p_r=&quot;;[.A31];&quot;,p_w=&quot;;[.B31]))" office:value-type="string" office:string-value="p_r=4,p_w=4" calcext:value-type="string">
            <text:p>p_r=4,p_w=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76088" calcext:value-type="float">
            <text:p>0.0176088</text:p>
          </table:table-cell>
          <table:table-cell table:formula="of:=IF(OR([.A32]=0;[.B32]=0);&quot;sequential&quot;;COM.MICROSOFT.CONCAT(&quot;p_r=&quot;;[.A32];&quot;,p_w=&quot;;[.B32]))" office:value-type="string" office:string-value="p_r=4,p_w=12" calcext:value-type="string">
            <text:p>p_r=4,p_w=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75171" calcext:value-type="float">
            <text:p>0.0175171</text:p>
          </table:table-cell>
          <table:table-cell table:formula="of:=IF(OR([.A33]=0;[.B33]=0);&quot;sequential&quot;;COM.MICROSOFT.CONCAT(&quot;p_r=&quot;;[.A33];&quot;,p_w=&quot;;[.B33]))" office:value-type="string" office:string-value="p_r=4,p_w=12" calcext:value-type="string">
            <text:p>p_r=4,p_w=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56092" calcext:value-type="float">
            <text:p>0.0156092</text:p>
          </table:table-cell>
          <table:table-cell table:formula="of:=IF(OR([.A34]=0;[.B34]=0);&quot;sequential&quot;;COM.MICROSOFT.CONCAT(&quot;p_r=&quot;;[.A34];&quot;,p_w=&quot;;[.B34]))" office:value-type="string" office:string-value="p_r=4,p_w=12" calcext:value-type="string">
            <text:p>p_r=4,p_w=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49958" calcext:value-type="float">
            <text:p>0.0149958</text:p>
          </table:table-cell>
          <table:table-cell table:formula="of:=IF(OR([.A35]=0;[.B35]=0);&quot;sequential&quot;;COM.MICROSOFT.CONCAT(&quot;p_r=&quot;;[.A35];&quot;,p_w=&quot;;[.B35]))" office:value-type="string" office:string-value="p_r=4,p_w=12" calcext:value-type="string">
            <text:p>p_r=4,p_w=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51637" calcext:value-type="float">
            <text:p>0.0151637</text:p>
          </table:table-cell>
          <table:table-cell table:formula="of:=IF(OR([.A36]=0;[.B36]=0);&quot;sequential&quot;;COM.MICROSOFT.CONCAT(&quot;p_r=&quot;;[.A36];&quot;,p_w=&quot;;[.B36]))" office:value-type="string" office:string-value="p_r=4,p_w=12" calcext:value-type="string">
            <text:p>p_r=4,p_w=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59667" calcext:value-type="float">
            <text:p>0.0159667</text:p>
          </table:table-cell>
          <table:table-cell table:formula="of:=IF(OR([.A37]=0;[.B37]=0);&quot;sequential&quot;;COM.MICROSOFT.CONCAT(&quot;p_r=&quot;;[.A37];&quot;,p_w=&quot;;[.B37]))" office:value-type="string" office:string-value="p_r=4,p_w=12" calcext:value-type="string">
            <text:p>p_r=4,p_w=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56651" calcext:value-type="float">
            <text:p>0.0156651</text:p>
          </table:table-cell>
          <table:table-cell table:formula="of:=IF(OR([.A38]=0;[.B38]=0);&quot;sequential&quot;;COM.MICROSOFT.CONCAT(&quot;p_r=&quot;;[.A38];&quot;,p_w=&quot;;[.B38]))" office:value-type="string" office:string-value="p_r=4,p_w=12" calcext:value-type="string">
            <text:p>p_r=4,p_w=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60076" calcext:value-type="float">
            <text:p>0.0160076</text:p>
          </table:table-cell>
          <table:table-cell table:formula="of:=IF(OR([.A39]=0;[.B39]=0);&quot;sequential&quot;;COM.MICROSOFT.CONCAT(&quot;p_r=&quot;;[.A39];&quot;,p_w=&quot;;[.B39]))" office:value-type="string" office:string-value="p_r=4,p_w=12" calcext:value-type="string">
            <text:p>p_r=4,p_w=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50565" calcext:value-type="float">
            <text:p>0.0150565</text:p>
          </table:table-cell>
          <table:table-cell table:formula="of:=IF(OR([.A40]=0;[.B40]=0);&quot;sequential&quot;;COM.MICROSOFT.CONCAT(&quot;p_r=&quot;;[.A40];&quot;,p_w=&quot;;[.B40]))" office:value-type="string" office:string-value="p_r=4,p_w=12" calcext:value-type="string">
            <text:p>p_r=4,p_w=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pp</text:p>
          </table:table-cell>
          <table:table-cell office:value-type="float" office:value="0.0155551" calcext:value-type="float">
            <text:p>0.0155551</text:p>
          </table:table-cell>
          <table:table-cell table:formula="of:=IF(OR([.A41]=0;[.B41]=0);&quot;sequential&quot;;COM.MICROSOFT.CONCAT(&quot;p_r=&quot;;[.A41];&quot;,p_w=&quot;;[.B41]))" office:value-type="string" office:string-value="p_r=4,p_w=12" calcext:value-type="string">
            <text:p>p_r=4,p_w=12</text:p>
          </table:table-cell>
        </table:table-row>
      </table:table>
      <table:table table:name="Pivot Table_data_1" table:style-name="ta1">
        <table:table-column table:style-name="co6" table:default-cell-style-name="ce2"/>
        <table:table-column table:style-name="co5" table:default-cell-style-name="ce5"/>
        <table:table-column table:style-name="co5" table:default-cell-style-name="ce8"/>
        <table:table-row table:style-name="ro1">
          <table:table-cell table:style-name="ce1" office:value-type="string" calcext:value-type="string">
            <text:p>p_w</text:p>
          </table:table-cell>
          <table:table-cell table:style-name="ce4" office:value-type="string" calcext:value-type="string">
            <text:p>configuration</text:p>
          </table:table-cell>
          <table:table-cell table:style-name="ce7" office:value-type="string" calcext:value-type="string">
            <text:p>Average - 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quential</text:p>
          </table:table-cell>
          <table:table-cell office:value-type="float" office:value="0.002464759" calcext:value-type="float">
            <text:p>0.002464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_r=4,p_w=2</text:p>
          </table:table-cell>
          <table:table-cell office:value-type="float" office:value="0.01501049" calcext:value-type="float">
            <text:p>0.01501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_r=4,p_w=4</text:p>
          </table:table-cell>
          <table:table-cell office:value-type="float" office:value="0.01283164" calcext:value-type="float">
            <text:p>0.01283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_r=4,p_w=12</text:p>
          </table:table-cell>
          <table:table-cell office:value-type="float" office:value="0.01591456" calcext:value-type="float">
            <text:p>0.01591456</text:p>
          </table:table-cell>
        </table:table-row>
        <table:table-row table:style-name="ro1">
          <table:table-cell table:style-name="ce3" office:value-type="string" calcext:value-type="string">
            <text:p>Total Result</text:p>
          </table:table-cell>
          <table:table-cell table:style-name="ce6"/>
          <table:table-cell table:style-name="ce9" office:value-type="float" office:value="0.01155536225" calcext:value-type="float">
            <text:p>0.01155536225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_1'.A1:'Pivot Table_data_1'.C6" table:buttons="'Pivot Table_data_1'.A1 'Pivot Table_data_1'.B1" table:show-filter-button="false" table:drill-down-on-double-click="false">
          <table:source-cell-range table:cell-range-address="data.A1:data.E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_w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figuration" table:orientation="row" table:used-hierarchy="0" table:function="auto">
            <table:data-pilot-level table:show-empty="false" calcext:repeat-item-labels="false">
              <table:data-pilot-members>
                <table:data-pilot-member table:name="p_r=4,p_w=12" table:display="true" table:show-details="true"/>
                <table:data-pilot-member table:name="p_r=4,p_w=2" table:display="true" table:show-details="true"/>
                <table:data-pilot-member table:name="p_r=4,p_w=4" table:display="true" table:show-details="true"/>
                <table:data-pilot-member table:name="sequenti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0.00241589" table:display="true" table:show-details="true"/>
                <table:data-pilot-member table:name="0.00242212" table:display="true" table:show-details="true"/>
                <table:data-pilot-member table:name="0.00242489" table:display="true" table:show-details="true"/>
                <table:data-pilot-member table:name="0.00244137" table:display="true" table:show-details="true"/>
                <table:data-pilot-member table:name="0.00244599" table:display="true" table:show-details="true"/>
                <table:data-pilot-member table:name="0.00245371" table:display="true" table:show-details="true"/>
                <table:data-pilot-member table:name="0.00246624" table:display="true" table:show-details="true"/>
                <table:data-pilot-member table:name="0.00246814" table:display="true" table:show-details="true"/>
                <table:data-pilot-member table:name="0.0024835" table:display="true" table:show-details="true"/>
                <table:data-pilot-member table:name="0.00262574" table:display="true" table:show-details="true"/>
                <table:data-pilot-member table:name="0.0123957" table:display="true" table:show-details="true"/>
                <table:data-pilot-member table:name="0.0125733" table:display="true" table:show-details="true"/>
                <table:data-pilot-member table:name="0.0126039" table:display="true" table:show-details="true"/>
                <table:data-pilot-member table:name="0.0126263" table:display="true" table:show-details="true"/>
                <table:data-pilot-member table:name="0.012789" table:display="true" table:show-details="true"/>
                <table:data-pilot-member table:name="0.0129034" table:display="true" table:show-details="true"/>
                <table:data-pilot-member table:name="0.0129909" table:display="true" table:show-details="true"/>
                <table:data-pilot-member table:name="0.0130722" table:display="true" table:show-details="true"/>
                <table:data-pilot-member table:name="0.0131075" table:display="true" table:show-details="true"/>
                <table:data-pilot-member table:name="0.0132542" table:display="true" table:show-details="true"/>
                <table:data-pilot-member table:name="0.0146235" table:display="true" table:show-details="true"/>
                <table:data-pilot-member table:name="0.0146308" table:display="true" table:show-details="true"/>
                <table:data-pilot-member table:name="0.0147187" table:display="true" table:show-details="true"/>
                <table:data-pilot-member table:name="0.0147274" table:display="true" table:show-details="true"/>
                <table:data-pilot-member table:name="0.0148321" table:display="true" table:show-details="true"/>
                <table:data-pilot-member table:name="0.0149208" table:display="true" table:show-details="true"/>
                <table:data-pilot-member table:name="0.0149958" table:display="true" table:show-details="true"/>
                <table:data-pilot-member table:name="0.0150147" table:display="true" table:show-details="true"/>
                <table:data-pilot-member table:name="0.0150565" table:display="true" table:show-details="true"/>
                <table:data-pilot-member table:name="0.0151637" table:display="true" table:show-details="true"/>
                <table:data-pilot-member table:name="0.0152964" table:display="true" table:show-details="true"/>
                <table:data-pilot-member table:name="0.0154487" table:display="true" table:show-details="true"/>
                <table:data-pilot-member table:name="0.0155551" table:display="true" table:show-details="true"/>
                <table:data-pilot-member table:name="0.0156092" table:display="true" table:show-details="true"/>
                <table:data-pilot-member table:name="0.0156651" table:display="true" table:show-details="true"/>
                <table:data-pilot-member table:name="0.0158918" table:display="true" table:show-details="true"/>
                <table:data-pilot-member table:name="0.0159667" table:display="true" table:show-details="true"/>
                <table:data-pilot-member table:name="0.0160076" table:display="true" table:show-details="true"/>
                <table:data-pilot-member table:name="0.0175171" table:display="true" table:show-details="true"/>
                <table:data-pilot-member table:name="0.01760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6T17:20:48.687745635</dc:date>
    <meta:editing-duration>PT9M4S</meta:editing-duration>
    <meta:editing-cycles>2</meta:editing-cycles>
    <meta:generator>LibreOffice/7.5.7.1$Linux_X86_64 LibreOffice_project/50$Build-1</meta:generator>
    <meta:document-statistic meta:table-count="2" meta:cell-count="222" meta:object-count="0"/>
  </office:meta>
</office:document-meta>
</file>